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1.762cm" fo:break-before="auto" style:use-optimal-row-height="false"/>
    </style:style>
    <style:style style:name="ro8" style:family="table-row">
      <style:table-row-properties style:row-height="5.449cm" fo:break-before="auto" style:use-optimal-row-height="false"/>
    </style:style>
    <style:style style:name="ro9" style:family="table-row">
      <style:table-row-properties style:row-height="2.448cm" fo:break-before="auto" style:use-optimal-row-height="false"/>
    </style:style>
    <style:style style:name="ro10" style:family="table-row">
      <style:table-row-properties style:row-height="14.321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9 524">
            <text:p>test_Parser(primitives): 0,9 524</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9">
            <text:p>0,9 sec</text:p>
          </table:table-cell>
          <table:table-cell table:style-name="ce160" table:formula="of:=TESTSTAT(&quot;count&quot;; [.B46])" office:value-type="float" office:value="524">
            <text:p>524</text:p>
          </table:table-cell>
          <table:table-cell table:style-name="ce162" table:formula="of:=[.E46]/[.D46]" office:value-type="float" office:value="582.222222222222">
            <text:p>582,2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1 432">
            <text:p>test_Parser(multiplicity): 1 432</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1">
            <text:p>1,0 sec</text:p>
          </table:table-cell>
          <table:table-cell table:style-name="ce160" table:formula="of:=TESTSTAT(&quot;count&quot;; [.B47])" office:value-type="float" office:value="432">
            <text:p>432</text:p>
          </table:table-cell>
          <table:table-cell table:style-name="ce162" table:formula="of:=[.E47]/[.D47]" office:value-type="float" office:value="432">
            <text:p>432,0 a/sec</text:p>
          </table:table-cell>
          <table:table-cell table:number-columns-repeated="4"/>
        </table:table-row>
        <table:table-row table:style-name="ro6">
          <table:table-cell/>
          <table:table-cell table:formula="of:=TEST_PARSER(&quot;basic&quot;)" office:value-type="string" office:string-value="test_Parser(basic): 1 627">
            <text:p>test_Parser(basic): 1 627</text:p>
          </table:table-cell>
          <table:table-cell table:formula="of:=TESTSTAT(&quot;name&quot;; [.B48])" office:value-type="string" office:string-value="test_Parser(basic):">
            <text:p>test_Parser(basic):</text:p>
          </table:table-cell>
          <table:table-cell table:style-name="ce158" table:formula="of:=TESTSTAT(&quot;time&quot;; [.B48])" office:value-type="float" office:value="1">
            <text:p>1,0 sec</text:p>
          </table:table-cell>
          <table:table-cell table:style-name="ce160" table:formula="of:=TESTSTAT(&quot;count&quot;; [.B48])" office:value-type="float" office:value="627">
            <text:p>627</text:p>
          </table:table-cell>
          <table:table-cell table:style-name="ce162" table:formula="of:=[.E48]/[.D48]" office:value-type="float" office:value="627">
            <text:p>627,0 a/sec</text:p>
          </table:table-cell>
          <table:table-cell table:number-columns-repeated="4"/>
        </table:table-row>
        <table:table-row table:style-name="ro6">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6">
          <table:table-cell/>
          <table:table-cell table:formula="of:=TEST_PARSER(&quot;numbers&quot;)" office:value-type="string" office:string-value="test_Parser(numbers): 1,9 574">
            <text:p>test_Parser(numbers): 1,9 574</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9">
            <text:p>1,9 sec</text:p>
          </table:table-cell>
          <table:table-cell table:style-name="ce160" table:formula="of:=TESTSTAT(&quot;count&quot;; [.B50])" office:value-type="float" office:value="574">
            <text:p>574</text:p>
          </table:table-cell>
          <table:table-cell table:style-name="ce162" table:formula="of:=[.E50]/[.D50]" office:value-type="float" office:value="302.105263157895">
            <text:p>302,1 a/sec</text:p>
          </table:table-cell>
          <table:table-cell table:number-columns-repeated="4"/>
        </table:table-row>
        <table:table-row table:style-name="ro6">
          <table:table-cell/>
          <table:table-cell table:formula="of:=TEST_PARSER(&quot;types&quot;)" office:value-type="string" office:string-value="test_Parser(types): 2,6 609">
            <text:p>test_Parser(types): 2,6 609</text:p>
          </table:table-cell>
          <table:table-cell table:formula="of:=TESTSTAT(&quot;name&quot;; [.B51])" office:value-type="string" office:string-value="test_Parser(types):">
            <text:p>test_Parser(types):</text:p>
          </table:table-cell>
          <table:table-cell table:style-name="ce158" table:formula="of:=TESTSTAT(&quot;time&quot;; [.B51])" office:value-type="float" office:value="2.6">
            <text:p>2,6 sec</text:p>
          </table:table-cell>
          <table:table-cell table:style-name="ce160" table:formula="of:=TESTSTAT(&quot;count&quot;; [.B51])" office:value-type="float" office:value="609">
            <text:p>609</text:p>
          </table:table-cell>
          <table:table-cell table:style-name="ce162" table:formula="of:=[.E51]/[.D51]" office:value-type="float" office:value="234.230769230769">
            <text:p>234,2 a/sec</text:p>
          </table:table-cell>
          <table:table-cell table:number-columns-repeated="4"/>
        </table:table-row>
        <table:table-row table:style-name="ro6">
          <table:table-cell table:number-columns-repeated="3"/>
          <table:table-cell table:style-name="ce159" table:formula="of:=SUM([.D46:.D51])" office:value-type="float" office:value="7.6">
            <text:p>7,6 sec</text:p>
          </table:table-cell>
          <table:table-cell table:style-name="ce161" table:formula="of:=SUM([.E46:.E51])" office:value-type="float" office:value="2821">
            <text:p>2821</text:p>
          </table:table-cell>
          <table:table-cell table:style-name="ce163" table:formula="of:=[.E52]/[.D52]" office:value-type="float" office:value="371.184210526316">
            <text:p>371,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5 2821">
            <text:p>test_Parser(all): 6,5 2821</text:p>
          </table:table-cell>
          <table:table-cell table:formula="of:=TESTSTAT(&quot;name&quot;; [.B54])" office:value-type="string" office:string-value="test_Parser(all):">
            <text:p>test_Parser(all):</text:p>
          </table:table-cell>
          <table:table-cell table:style-name="ce158" table:formula="of:=TESTSTAT(&quot;time&quot;; [.B54])" office:value-type="float" office:value="6.5">
            <text:p>6,5 sec</text:p>
          </table:table-cell>
          <table:table-cell table:style-name="ce160" table:formula="of:=TESTSTAT(&quot;count&quot;; [.B54])" office:value-type="float" office:value="2821">
            <text:p>2821</text:p>
          </table:table-cell>
          <table:table-cell table:style-name="ce162" table:formula="of:=[.E54]/[.D54]" office:value-type="float" office:value="434">
            <text:p>434,0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P8 where&#13;&#10;P8 ::= (str '0') &gt;&gt;= \_.return 0&#13;&#10;     | (str '1') &gt;&gt;= \_.return 1">
            <text:p>P8 where<text:line-break/>P8 ::= (str '0') &gt;&gt;= \_.return 0<text:line-break/> <text:s text:c="4"/>| (str '1') &gt;&gt;= \_.return 1</text:p>
          </table:table-cell>
          <table:table-cell table:number-columns-repeated="8"/>
        </table:table-row>
        <table:table-row table:style-name="ro8">
          <table:table-cell table:style-name="ce153" office:value-type="string">
            <text:p>pDecDigit</text:p>
          </table:table-cell>
          <table:table-cell table:style-name="ce153" table:formula="of:=TPARSER_TOSTRING([.A59])" office:value-type="string" office:string-value="P69 where&#13;&#10;P69 ::= P9&#13;&#10;      | (str '2') &gt;&gt;= \_.return 2&#13;&#10;      | (str '3') &gt;&gt;= \_.return 3&#13;&#10;      | (str '4') &gt;&gt;= \_.return 4&#13;&#10;      | (str '5') &gt;&gt;= \_.return 5&#13;&#10;      | (str '6') &gt;&gt;= \_.return 6&#13;&#10;      | (str '7') &gt;&gt;= \_.return 7&#13;&#10;      | (str '8') &gt;&gt;= \_.return 8&#13;&#10;      | (str '9') &gt;&gt;= \_.return 9&#13;&#10;P9 ::= (str '0') &gt;&gt;= \_.return 0&#13;&#10;     | (str '1') &gt;&gt;= \_.return 1">
            <text:p>P69 where<text:line-break/>P69 ::= P9<text:line-break/> <text:s text:c="5"/>| (str '2') &gt;&gt;= \_.return 2<text:line-break/> <text:s text:c="5"/>| (str '3') &gt;&gt;= \_.return 3<text:line-break/> <text:s text:c="5"/>| (str '4') &gt;&gt;= \_.return 4<text:line-break/> <text:s text:c="5"/>| (str '5') &gt;&gt;= \_.return 5<text:line-break/> <text:s text:c="5"/>| (str '6') &gt;&gt;= \_.return 6<text:line-break/> <text:s text:c="5"/>| (str '7') &gt;&gt;= \_.return 7<text:line-break/> <text:s text:c="5"/>| (str '8') &gt;&gt;= \_.return 8<text:line-break/> <text:s text:c="5"/>| (str '9') &gt;&gt;= \_.return 9<text:line-break/>P9 ::= (str '0') &gt;&gt;= \_.return 0<text:line-break/> <text:s text:c="4"/>| (str '1') &gt;&gt;= \_.return 1</text:p>
          </table:table-cell>
          <table:table-cell table:number-columns-repeated="8"/>
        </table:table-row>
        <table:table-row table:style-name="ro9">
          <table:table-cell table:style-name="ce153" office:value-type="string">
            <text:p>pHexLit</text:p>
          </table:table-cell>
          <table:table-cell table:style-name="ce153" table:formula="of:=TPARSER_TOSTRING([.A60])" office:value-type="string" office:string-value="(do  _ &lt;- (str '0x')&#13;&#10;    a0 &lt;- (do a1 &lt;- (item &gt;&gt;= \a0.(ite_1 (inRange_1 48 57) \a0.pReturn_1 ((add_1 -48) a0) (ite_1 (inRange_1 65 70) \a0.pReturn_1 ((add_1 -55) a0) (ite_1 (inRange_1 97 102) \a0.pReturn_1 ((add_1 -87) a0) (fstArg_1 fail)))) (asc_1 a0))+&#13;&#10;           return ((foldl1_1 \a0.add_2 ((mul_1 16) a0)) a1)&#13;&#10;          )&#13;&#10; return a0&#13;&#10;)">
            <text:p>(do <text:s/>_ &lt;- (str '0x')<text:line-break/> <text:s text:c="3"/>a0 &lt;- (do a1 &lt;- (item &gt;&gt;= \a0.(ite_1 (inRange_1 48 57) \a0.pReturn_1 ((add_1 -48) a0) (ite_1 (inRange_1 65 70) \a0.pReturn_1 ((add_1 -55) a0) (ite_1 (inRange_1 97 102) \a0.pReturn_1 ((add_1 -87) a0) (fstArg_1 fail)))) (asc_1 a0))+<text:line-break/> <text:s text:c="10"/>return ((foldl1_1 \a0.add_2 ((mul_1 16) a0)) a1)<text:line-break/> <text:s text:c="9"/>)<text:line-break/> return a0<text:line-break/>)</text:p>
          </table:table-cell>
          <table:table-cell table:number-columns-repeated="8"/>
        </table:table-row>
        <table:table-row table:style-name="ro10">
          <table:table-cell table:style-name="ce153" office:value-type="string">
            <text:p>pTypeExpr</text:p>
          </table:table-cell>
          <table:table-cell table:style-name="ce153" table:formula="of:=TPARSER_TOSTRING([.A61])" office:value-type="string" office:string-value="P17 where&#13;&#10;P17 ::= (do  _ &lt;- ([ \t])*&#13;&#10;            a0 &lt;- P75&#13;&#10;             _ &lt;- ([ \t])*&#13;&#10;            a1 &lt;- ((str '-&gt;') &gt;&gt;= \_.P17)?&#13;&#10;         return (maybeMakeArrowType a0 a1)&#13;&#10;        )&#13;&#10;P75 ::= P63&#13;&#10;      | P65&#13;&#10;      | (do  _ &lt;- (str '[')&#13;&#10;            a0 &lt;- (do a1 &lt;- P17&#13;&#10;                      a2 &lt;- (return [])&#13;&#10;                   return (cons a1 a2)&#13;&#10;                  )&#13;&#10;             _ &lt;- (str ']')&#13;&#10;         return ((mkTypeCtor_1 'List') a0)&#13;&#10;        )&#13;&#10;      | (do  _ &lt;- (str '(')&#13;&#10;            a3 &lt;- P17 | (return '(Unit [])')&#13;&#10;             _ &lt;- (str ')')&#13;&#10;         return a3&#13;&#10;        )&#13;&#10;      | (do a4 &lt;- (do a5 &lt;- [A-Z]&#13;&#10;                      a6 &lt;- [a-z]+&#13;&#10;                   return ((foldl_2 concat_2) a5 a6)&#13;&#10;                  )&#13;&#10;            a7 &lt;- (([ \t])+ &gt;&gt;= \_.P75)*&#13;&#10;         return (mkTypeCtor a4 a7)&#13;&#10;        )&#13;&#10;P65 ::= [a-z] &gt;&gt;= return ° mkTypeVar_1&#13;&#10;P63 ::= (str 'Any')&#13;&#10;      | (str 'Bool')&#13;&#10;      | (str 'Char')&#13;&#10;      | (str 'Str')&#13;&#10;      | (str 'Int')&#13;&#10;      | (str 'Long')">
            <text:p>P17 where<text:line-break/>P17 ::= (do <text:s/>_ &lt;- ([ \t])*<text:line-break/> <text:s text:c="11"/>a0 &lt;- P75<text:line-break/> <text:s text:c="12"/>_ &lt;- ([ \t])*<text:line-break/> <text:s text:c="11"/>a1 &lt;- ((str '-&gt;') &gt;&gt;= \_.P17)?<text:line-break/> <text:s text:c="8"/>return (maybeMakeArrowType a0 a1)<text:line-break/> <text:s text:c="7"/>)<text:line-break/>P75 ::= P63<text:line-break/> <text:s text:c="5"/>| P65<text:line-break/> <text:s text:c="5"/>| (do <text:s/>_ &lt;- (str '[')<text:line-break/> <text:s text:c="11"/>a0 &lt;- (do a1 &lt;- P17<text:line-break/> <text:s text:c="21"/>a2 &lt;- (return [])<text:line-break/> <text:s text:c="18"/>return (cons a1 a2)<text:line-break/> <text:s text:c="17"/>)<text:line-break/> <text:s text:c="12"/>_ &lt;- (str ']')<text:line-break/> <text:s text:c="8"/>return ((mkTypeCtor_1 'List') a0)<text:line-break/> <text:s text:c="7"/>)<text:line-break/> <text:s text:c="5"/>| (do <text:s/>_ &lt;- (str '(')<text:line-break/> <text:s text:c="11"/>a3 &lt;- P17 | (return '(Unit [])')<text:line-break/> <text:s text:c="12"/>_ &lt;- (str ')')<text:line-break/> <text:s text:c="8"/>return a3<text:line-break/> <text:s text:c="7"/>)<text:line-break/> <text:s text:c="5"/>| (do a4 &lt;- (do a5 &lt;- [A-Z]<text:line-break/> <text:s text:c="21"/>a6 &lt;- [a-z]+<text:line-break/> <text:s text:c="18"/>return ((foldl_2 concat_2) a5 a6)<text:line-break/> <text:s text:c="17"/>)<text:line-break/> <text:s text:c="11"/>a7 &lt;- (([ \t])+ &gt;&gt;= \_.P75)*<text:line-break/> <text:s text:c="8"/>return (mkTypeCtor a4 a7)<text:line-break/> <text:s text:c="7"/>)<text:line-break/>P65 ::= [a-z] &gt;&gt;= return ° mkTypeVar_1<text:line-break/>P63 ::= (str 'Any')<text:line-break/> <text:s text:c="5"/>| (str 'Bool')<text:line-break/> <text:s text:c="5"/>| (str 'Char')<text:line-break/> <text:s text:c="5"/>| (str 'Str')<text:line-break/> <text:s text:c="5"/>| (str 'Int')<text:line-break/> <text:s text:c="5"/>| (str 'Long')</text:p>
          </table:table-cell>
          <table:table-cell table:number-columns-repeated="8"/>
        </table:table-row>
        <table:table-row table:style-name="ro6" table:number-rows-repeated="1048514">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24.04.2017</text:date>, <text:time>18:07: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4T18:07:38.46</dc:date>
    <meta:editing-duration>P143DT6H44M59S</meta:editing-duration>
    <meta:editing-cycles>466</meta:editing-cycles>
    <meta:generator>OpenOffice/4.1.2$Win32 OpenOffice.org_project/412m3$Build-9782</meta:generator>
    <meta:document-statistic meta:table-count="10" meta:cell-count="7710"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Or (p.st.tp = "bind") Then
				result = "(" &amp; _TParser_toString(p.st, k, indent &amp; " ", False, rules) &amp; ")"
			Else
				result = _TParser_toString(p.st, k, indent, False, rules)
			End If
			result = result &amp; "+"
		Case "choice"
			Dim altL As Object, altR As Object
			altL = p.st0
			altR = p.st1
			If isPZeroOrOne(p) Then
				' it has shape p +++ return Empty
				' so it's effectively "zero-or-one" p, which can be written as "p?"
				
				If (altL.tp = "choice") Or (altL.tp = "bind") Then
					result = "(" &amp; _TParser_toString(altL, k, indent &amp; " ", False, rules) &amp; ")"
				Else
					result = _TParser_toString(altL, k, indent, False, rules)
				End If
				result = result &amp; "?"
			ElseIf isPMany(p) Then
				' it has shape many1 p +++ return nil
				If (altL.st.tp = "choice") Or (altL.st.tp = "bind") Then
					result = "(" &amp; _TParser_toString(altL.st, k, indent &amp; " ", False, rules) &amp; ")"
				Else
					result = _TParser_toString(altL.st, k, indent, False, rules)
				End If
				result = result &amp; "*"
			Else
				If isNewLines Then
					result = _TParser_toString(altL, k, indent, isNewLines, rules) _
						   &amp; chr(13) &amp; chr(10) _
						   &amp; space(len(indent) - 2) _
						   &amp; "| " _
						   &amp; _TParser_toString(altR, k, indent, isNewLines, rules)
				Else
					result = _TParser_toString(altL, k, indent, isNewLines, rules) _
						   &amp; " | " _
						   &amp; _TParser_toString(altR, k, indent, isNewLines, rules)
				End If
			End If
		Case "bind"
			Dim q As Object
			q = p.st(0)
			f = p.st(1)
			result = _TParser_toString(q, k, indent, False, rules) &amp; " &gt;&gt;= "
			If isKsomething(f) Then
				q = car(partialArgs(f)) ' peel off the K
				If isKreturn(f) Then
					Dim v As Variant			
					v = q.st ' peel off the pReturn
					result = result &amp; "\_.return " &amp; toString(v)
				Else
					result = result &amp; "\_." &amp; _TParser_toString(q, k, indent, False, rules)
				End If
			Else
				If isBreturn(f) Then
					f = car(partialArgs(f)) ' get out B's 2nd arg (they're in reverse!)
					result = result &amp; "return ° "
				End If
				result = result &amp; TFn_toString(f)
			End I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Ind
		result = fixIndirection(result,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Ind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kip(pStr("0x")), pHexNum), id)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BracketS As Object
		Dim pParenS As Object
		Dim pTypeArg As Object
		Dim pCtor As Object
		Dim pN As Object
		Dim recDummy As Object
		
		pS = pInd
		pN = pInd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BracketS ::= "[" S "]"
		'pBracketS = pSeq(Array(pSkip(pStr("[")), _
		'					 pS, _
		'				     pSkip(pStr("]")) _
		'			   ), compose(mkTypeCtor("List"), swap(cons, nil)) _
		'			 )

		pBracketS = pSeq(Array(pSkip(pStr("[")), _
							 pSeq(Array(pS, pReturn(nil)), cons), _
						     pSkip(pStr("]")) _
					   ), mkTypeCtor("List") _
					)

		' ParenS ::= "(" S? ")"
		pParenS = pSeq(Array(pSkip(pStr("(")), _
					 pChoice(pS, pReturn(mkTypeCtor("Unit", nil))), _
				     pSkip(pStr(")")) _
				  ), id)
		
		' TypeArg ::= ws+ N
		'pTypeArg = pSeq(Array(pSkip(pMany1(pWhite)), pN), id)
		pTypeArg = pBind(pMany1(pWhite), fstArg(pN))
		' don't need to skip the pMany1(pWhite) - done by optimization
		
		' Ctor ::= TypeCtor pTypeArg*
		pCtor = pSeq(Array( _
						pTypeCtor, _
						pMany(pTypeArg) _
					), Fn.mkTypeCtor _
				)
		
		' N ::= BaseType | TypeVar | BracketS | ParenS | Ctor
		pN = fixIndirection( pN, _
			foldl1(pChoice, List(pBaseType, pTypeVar, pBracketS, pParenS, pCtor)) _
		)
			
		result = pS
		'MsgBox(toString(result))
		'Stop
	End If
	pTypeExpr = result
End Function

Function pBaseType()
	Static out As Object
	If isNull(out) Then
		out = pInd
		out = fixIndirection(out, foldl1(pChoice, _
				map(pStr, List("Any", "Bool", "Char", "Str", "Int", "Long")) _
		)
		'msgbox(toString(out))
	End If
	pBaseType = out
End Function

Function pTypeVar()
	Static out As Object
	If isNull(out) Then
		out = pInd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pplyP_sat = applyP_sat + 1
		Case "many1"
			applyP_many1 = applyP_many1 + 1
		Case "fail"
			applyP_fail = applyP_fail + 1
		Case "ind"	' tail-recursive
			applyP_ind = applyP_ind + 1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assert_parses(p, getFnTypeStr(Fn.isNil), "(-&gt; (List ['a]) Bool)", 15).x
	assert_parses(p, getFnTypeStr(Fn.flatten), "(-&gt; (List [(List ['a])]) (List ['a]))", 22).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